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7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937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verline-style="solid" style:text-overline-type="double" style:text-overline-width="auto" style:text-overline-color="#ff3333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99"/>
    <style:style style:name="P1" style:family="paragraph">
      <style:paragraph-properties fo:text-align="start"/>
    </style:style>
    <style:style style:name="P2" style:family="paragraph">
      <style:paragraph-properties fo:text-align="center"/>
    </style:style>
  </office:automatic-styles>
  <office:body>
    <office:spreadsheet>
      <table:table table:name="user_login_shee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listbox form:name="List Box 1" form:control-implementation="ooo:com.sun.star.form.component.ListBox" xml:id="control1" form:id="control1" form:dropdown="true" form:size="20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"/>
              </form:properties>
            </form:listbox>
            <form:button form:name="Login" form:control-implementation="ooo:com.sun.star.form.component.CommandButton" xml:id="control2" form:id="control2" form:label="Logi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ds_python_script.py$StartClient?language=Python&amp;location=share" xlink:type="simple"/>
              </office:event-listeners>
            </form:button>
          </form:form>
        </office:forms>
        <table:shapes>
          <draw:control draw:z-index="0" draw:text-style-name="P1" svg:width="0.8748in" svg:height="0.1921in" svg:x="1.2862in" svg:y="1.1012in" draw:control="control1"/>
          <draw:control draw:z-index="1" draw:name="Login" draw:text-style-name="P2" svg:width="2.1512in" svg:height="0.1567in" svg:x="0.0142in" svg:y="1.4709in" draw:control="control2">
            <svg:title>Login</svg:title>
            <svg:desc>Click to login.</svg:desc>
          </draw:control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Welcome to Portfolio Analysis</text:p>
          </table:table-cell>
          <table:covered-table-cell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This template is a simple interface into the portfolio analysis server. Enter your username, password and the broker to get started. 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erver URL</text:p>
          </table:table-cell>
          <table:table-cell office:value-type="string" calcext:value-type="string">
            <text:p>Ws://localhost:3000/chat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The Python version is 3.4.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Usernam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/usr/bin/python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assword</text:p>
          </table:table-cell>
          <table:table-cell office:value-type="string" calcext:value-type="string">
            <text:p>tes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roker/Company</text:p>
          </table:table-cell>
          <table:table-cell table:number-columns-repeated="11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Finished processing login</text:p>
          </table:table-cell>
          <table:table-cell table:number-columns-repeated="9"/>
        </table:table-row>
        <table:table-row table:style-name="ro2" table:number-rows-repeated="4">
          <table:table-cell table:number-columns-repeated="12"/>
        </table:table-row>
        <table:table-row table:style-name="ro2">
          <table:table-cell office:value-type="string" calcext:value-type="string">
            <text:p>Use SSL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Using TRUE</text:p>
          </table:table-cell>
          <table:table-cell table:number-columns-repeated="10"/>
        </table:table-row>
        <table:table-row table:style-name="ro2" table:number-rows-repeated="5">
          <table:table-cell table:number-columns-repeated="12"/>
        </table:table-row>
        <table:table-row table:style-name="ro2">
          <table:table-cell office:value-type="string" calcext:value-type="string">
            <text:p>Note: Please dont rearrange the built-in fields on this sheet. Add a different sheet to do anything specific to your needs. Or give us a shout: we will add them for you.</text:p>
          </table:table-cell>
          <table:table-cell table:number-columns-repeated="11"/>
        </table:table-row>
        <table:table-row table:style-name="ro2" table:number-rows-repeated="5">
          <table:table-cell table:number-columns-repeated="12"/>
        </table:table-row>
        <table:table-row table:style-name="ro1">
          <table:table-cell table:style-name="ce2" office:value-type="string" calcext:value-type="string" table:number-columns-spanned="10" table:number-rows-spanned="1">
            <text:p>Last Error</text:p>
          </table:table-cell>
          <table:covered-table-cell table:number-columns-repeated="9"/>
          <table:table-cell table:number-columns-repeated="2"/>
        </table:table-row>
        <table:table-row table:style-name="ro2">
          <table:table-cell table:style-name="ce3" table:number-columns-spanned="12" table:number-rows-spanned="1"/>
          <table:covered-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table:style-name="ce4" office:value-type="string" calcext:value-type="string" table:number-columns-spanned="10" table:number-rows-spanned="1">
            <text:p>Debug messages (clear it when done)</text:p>
          </table:table-cell>
          <table:covered-table-cell table:number-columns-repeated="9"/>
          <table:table-cell table:number-columns-repeated="2"/>
        </table:table-row>
      </table:table>
      <table:table table:name="portfolio_analysis_sheet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0">00/00/0000</text:date>, <text:time style:data-style-name="N2" text:time-value="10:03:53.0178062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3:25:44.101120961</meta:creation-date>
    <dc:date>2016-06-10T23:22:14.863301107</dc:date>
    <meta:editing-duration>P2DT15H17M26S</meta:editing-duration>
    <meta:editing-cycles>39</meta:editing-cycles>
    <meta:generator>LibreOffice/4.2.8.2$Linux_X86_64 LibreOffice_project/420m0$Build-2</meta:generator>
    <meta:document-statistic meta:table-count="3" meta:cell-count="18" meta:object-count="2"/>
  </office:meta>
</office:document-meta>
</file>